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Aidez MacGyver à s'échapper !</text:p>
          </draw:text-box>
        </draw:frame>
        <draw:frame presentation:style-name="pr2" draw:text-style-name="P1" draw:layer="layout" svg:width="25.199cm" svg:height="12.179cm" svg:x="1.4cm" svg:y="4.914cm" presentation:class="subtitle">
          <draw:text-box>
            <text:p>Présentation du projet 3</text:p>
            <text:p>Guillaume Pont</text:p>
            <text:p/>
            <text:p>27/12/2017</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Sommaire</text:p>
          </draw:text-box>
        </draw:frame>
        <draw:frame presentation:style-name="pr4" draw:layer="layout" svg:width="25.199cm" svg:height="12.179cm" svg:x="1.4cm" svg:y="4.914cm" presentation:class="outline">
          <draw:text-box>
            <text:list text:style-name="L3">
              <text:list-item>
                <text:p>Mon parcours</text:p>
              </text:list-item>
              <text:list-item>
                <text:p>Objectif du projet</text:p>
              </text:list-item>
              <text:list-item>
                <text:p>Démo : cas de réussite / cas d’échec</text:p>
              </text:list-item>
              <text:list-item>
                <text:p>Présentation du code</text:p>
              </text:list-item>
              <text:list-item>
                <text:p>Difficultés rencontrée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Mon parcours</text:p>
          </draw:text-box>
        </draw:frame>
        <draw:frame presentation:style-name="pr4" draw:layer="layout" svg:width="25.199cm" svg:height="12.179cm" svg:x="1.4cm" svg:y="4.914cm" presentation:class="outline">
          <draw:text-box>
            <text:list text:style-name="L3">
              <text:list-item>
                <text:p>7 ans d’expérience en Marketing digital</text:p>
              </text:list-item>
              <text:list-item>
                <text:p>Participation à de nombreux projets web</text:p>
              </text:list-item>
              <text:list-item>
                <text:p>Expérience orientée MOA / Analyse fonctionnelle</text:p>
              </text:list-item>
              <text:list-item>
                <text:p>Volonté de progresser en technique</text:p>
              </text:list-item>
              <text:list-item>
                <text:p>Réorientation en tant que développeur envisagée</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Objectif du projet</text:p>
          </draw:text-box>
        </draw:frame>
        <draw:frame presentation:style-name="pr4" draw:layer="layout" svg:width="25.199cm" svg:height="12.179cm" svg:x="1.4cm" svg:y="4.914cm" presentation:class="outline">
          <draw:text-box>
            <text:list text:style-name="L3">
              <text:list-item>
                <text:p>Coder un jeu en 2D à l’aide de Pygame</text:p>
              </text:list-item>
              <text:list-item>
                <text:p>Explorer l’utilisation de la POO</text:p>
              </text:list-item>
              <text:list-item>
                <text:p>Réaliser un véritable premier projet de bout en bout</text:p>
              </text:list-item>
              <text:list-item>
                <text:p>S’initier aux bonnes pratiques : versioning avec Git / bonnes pratiques de développement PEP8</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Fonctionnalités du jeu (rappel)</text:p>
          </draw:text-box>
        </draw:frame>
        <draw:frame presentation:style-name="pr4" draw:layer="layout" svg:width="25.199cm" svg:height="12.179cm" svg:x="1.4cm" svg:y="4.914cm" presentation:class="outline">
          <draw:text-box>
            <text:list text:style-name="L3">
              <text:list-item>
                <text:p>Il n'y a qu'un seul niveau. La structure (départ, emplacement des murs, arrivée), devra être enregistrée dans un fichier pour la modifier facilement au besoin.</text:p>
              </text:list-item>
              <text:list-item>
                <text:p>MacGyver sera contrôlé par les touches directionnelles du clavier.</text:p>
              </text:list-item>
              <text:list-item>
                <text:p>Les objets seront répartis aléatoirement dans le labyrinthe et changeront d’emplacement si l'utilisateur ferme le jeu et le relance.</text:p>
              </text:list-item>
              <text:list-item>
                <text:p>La fenêtre du jeu sera un carré pouvant afficher 15 sprites sur la longueur.</text:p>
              </text:list-item>
              <text:list-item>
                <text:p>MacGyver devra donc se déplacer de case en case, avec 15 cases sur la longueur de la fenêtre !</text:p>
              </text:list-item>
              <text:list-item>
                <text:p>Il récupèrera un objet simplement en se déplaçant dessus.</text:p>
              </text:list-item>
              <text:list-item>
                <text:p>Le programme s'arrête uniquement si MacGyver a bien récupéré tous les objets et trouvé la sortie du labyrinthe. S'il n'a pas tous les objets et qu'il se présente devant le garde, il meurt (la vie est cruelle pour les héros).</text:p>
              </text:list-item>
              <text:list-item>
                <text:p>Le programme sera standalone, c'est-à-dire qu'il pourra être exécuté sur n'importe quel ordinateur.</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Démo du jeu final</text:p>
          </draw:text-box>
        </draw:frame>
        <draw:frame presentation:style-name="pr4" draw:layer="layout" svg:width="25.199cm" svg:height="12.179cm" svg:x="1.4cm" svg:y="4.914cm" presentation:class="outline">
          <draw:text-box>
            <text:list text:style-name="L3">
              <text:list-item>
                <text:p>Cas gagnant</text:p>
              </text:list-item>
              <text:list-item>
                <text:p>Cas perdan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Code review</text:p>
          </draw:text-box>
        </draw:frame>
        <draw:frame presentation:style-name="pr4" draw:layer="layout" svg:width="25.199cm" svg:height="12.179cm" svg:x="1.4cm" svg:y="4.914cm" presentation:class="outline">
          <draw:text-box>
            <text:list text:style-name="L3">
              <text:list-item>
                <text:p>Présentation du code :</text:p>
                <text:list>
                  <text:list-item>
                    <text:p>Virtual env</text:p>
                  </text:list-item>
                  <text:list-item>
                    <text:p>Requirements.txt</text:p>
                  </text:list-item>
                  <text:list-item>
                    <text:p>Fichier .gitignore</text:p>
                  </text:list-item>
                  <text:list-item>
                    <text:p>Fichier main</text:p>
                  </text:list-item>
                  <text:list-item>
                    <text:p>Un fichier par classe</text:p>
                  </text:list-item>
                  <text:list-item>
                    <text:p>Passage en revue du code, classes et fonction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Difficultés rencontrées</text:p>
          </draw:text-box>
        </draw:frame>
        <draw:frame presentation:style-name="pr4" draw:layer="layout" svg:width="25.199cm" svg:height="12.179cm" svg:x="1.4cm" svg:y="4.914cm" presentation:class="outline">
          <draw:text-box>
            <text:list text:style-name="L3">
              <text:list-item>
                <text:p>Utilisation des classes : </text:p>
                <text:list>
                  <text:list-item>
                    <text:p>Compréhension de la POO</text:p>
                  </text:list-item>
                  <text:list-item>
                    <text:p>Compréhension de self</text:p>
                  </text:list-item>
                  <text:list-item>
                    <text:p>Gestion des dépendances</text:p>
                  </text:list-item>
                  <text:list-item>
                    <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7T14:30:39.153898890</meta:creation-date>
    <dc:date>2017-12-27T14:48:10.095645699</dc:date>
    <meta:editing-duration>PT17M13S</meta:editing-duration>
    <meta:editing-cycles>34</meta:editing-cycles>
    <meta:generator>LibreOffice/5.1.6.2$Linux_X86_64 LibreOffice_project/10m0$Build-2</meta:generator>
    <meta:document-statistic meta:object-count="53"/>
  </office:meta>
</office:document-meta>
</file>